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udu Cyryllic" officeooo:rsid="00db3b56" officeooo:paragraph-rsid="001a4cbc"/>
    </style:style>
    <style:style style:name="P2" style:family="paragraph" style:parent-style-name="Standard">
      <style:text-properties officeooo:rsid="00bb832f" officeooo:paragraph-rsid="001a4cbc"/>
    </style:style>
    <style:style style:name="P3" style:family="paragraph" style:parent-style-name="Standard">
      <style:text-properties officeooo:rsid="005720ff" officeooo:paragraph-rsid="001a4cbc"/>
    </style:style>
    <style:style style:name="P4" style:family="paragraph" style:parent-style-name="Standard">
      <style:text-properties officeooo:rsid="00586ec1" officeooo:paragraph-rsid="001a4cbc"/>
    </style:style>
    <style:style style:name="P5" style:family="paragraph" style:parent-style-name="Standard">
      <style:text-properties officeooo:rsid="0059430e" officeooo:paragraph-rsid="001a4cbc"/>
    </style:style>
    <style:style style:name="P6" style:family="paragraph" style:parent-style-name="Standard">
      <style:text-properties officeooo:rsid="005b0cbb" officeooo:paragraph-rsid="001a4cbc"/>
    </style:style>
    <style:style style:name="P7" style:family="paragraph" style:parent-style-name="Standard">
      <style:text-properties officeooo:rsid="00b30a1e" officeooo:paragraph-rsid="001a4cbc"/>
    </style:style>
    <style:style style:name="P8" style:family="paragraph" style:parent-style-name="Standard">
      <style:text-properties officeooo:rsid="005cbea7" officeooo:paragraph-rsid="001a4cbc"/>
    </style:style>
    <style:style style:name="P9" style:family="paragraph" style:parent-style-name="Standard">
      <style:text-properties officeooo:rsid="00b49e33" officeooo:paragraph-rsid="001a4cbc"/>
    </style:style>
    <style:style style:name="P10" style:family="paragraph" style:parent-style-name="Standard">
      <style:text-properties officeooo:rsid="005ce507" officeooo:paragraph-rsid="001a4cbc"/>
    </style:style>
    <style:style style:name="P11" style:family="paragraph" style:parent-style-name="Standard">
      <style:text-properties officeooo:rsid="005d4669" officeooo:paragraph-rsid="001a4cbc"/>
    </style:style>
    <style:style style:name="P12" style:family="paragraph" style:parent-style-name="Standard">
      <style:text-properties style:font-name="Dudu Cyryllic" officeooo:rsid="005d4669" officeooo:paragraph-rsid="001a4cbc"/>
    </style:style>
    <style:style style:name="P13" style:family="paragraph" style:parent-style-name="Standard">
      <style:text-properties style:font-name="Liberation Serif" fo:font-style="italic" officeooo:rsid="005d4669" officeooo:paragraph-rsid="001a4cbc" style:font-style-asian="italic" style:font-style-complex="italic"/>
    </style:style>
    <style:style style:name="P14" style:family="paragraph" style:parent-style-name="Standard">
      <style:text-properties officeooo:rsid="005da2f0" officeooo:paragraph-rsid="001a4cbc"/>
    </style:style>
    <style:style style:name="P15" style:family="paragraph" style:parent-style-name="Standard">
      <style:text-properties officeooo:rsid="005f0198" officeooo:paragraph-rsid="001a4cbc"/>
    </style:style>
    <style:style style:name="P16" style:family="paragraph" style:parent-style-name="Standard">
      <style:text-properties officeooo:rsid="00601502" officeooo:paragraph-rsid="001a4cbc"/>
    </style:style>
    <style:style style:name="P17" style:family="paragraph" style:parent-style-name="Standard">
      <style:text-properties officeooo:rsid="00613a2b" officeooo:paragraph-rsid="001a4cbc"/>
    </style:style>
    <style:style style:name="P18" style:family="paragraph" style:parent-style-name="Standard">
      <style:text-properties officeooo:rsid="0064768f" officeooo:paragraph-rsid="001a4cbc"/>
    </style:style>
    <style:style style:name="P19" style:family="paragraph" style:parent-style-name="Standard">
      <style:text-properties officeooo:rsid="0064ae42" officeooo:paragraph-rsid="001a4cbc"/>
    </style:style>
    <style:style style:name="P20" style:family="paragraph" style:parent-style-name="Standard">
      <style:text-properties officeooo:rsid="00b949d4" officeooo:paragraph-rsid="001a4cbc"/>
    </style:style>
    <style:style style:name="P21" style:family="paragraph" style:parent-style-name="Standard">
      <style:text-properties officeooo:rsid="00655647" officeooo:paragraph-rsid="001a4cbc"/>
    </style:style>
    <style:style style:name="P22" style:family="paragraph" style:parent-style-name="Standard">
      <style:text-properties officeooo:paragraph-rsid="001a4cbc"/>
    </style:style>
    <style:style style:name="T1" style:family="text">
      <style:text-properties officeooo:rsid="00b24b3c"/>
    </style:style>
    <style:style style:name="T2" style:family="text">
      <style:text-properties officeooo:rsid="00586ec1"/>
    </style:style>
    <style:style style:name="T3" style:family="text">
      <style:text-properties officeooo:rsid="00db4b2f"/>
    </style:style>
    <style:style style:name="T4" style:family="text">
      <style:text-properties officeooo:rsid="00dccb6c"/>
    </style:style>
    <style:style style:name="T5" style:family="text">
      <style:text-properties officeooo:rsid="0059430e"/>
    </style:style>
    <style:style style:name="T6" style:family="text">
      <style:text-properties officeooo:rsid="00b30a1e"/>
    </style:style>
    <style:style style:name="T7" style:family="text">
      <style:text-properties officeooo:rsid="02d0b547"/>
    </style:style>
    <style:style style:name="T8" style:family="text">
      <style:text-properties officeooo:rsid="00b49e33"/>
    </style:style>
    <style:style style:name="T9" style:family="text">
      <style:text-properties officeooo:rsid="005ce507"/>
    </style:style>
    <style:style style:name="T10" style:family="text">
      <style:text-properties officeooo:rsid="02d252d5"/>
    </style:style>
    <style:style style:name="T11" style:family="text">
      <style:text-properties officeooo:rsid="000b60fc"/>
    </style:style>
    <style:style style:name="T12" style:family="text">
      <style:text-properties officeooo:rsid="005f0198"/>
    </style:style>
    <style:style style:name="T13" style:family="text">
      <style:text-properties officeooo:rsid="00613a2b"/>
    </style:style>
    <style:style style:name="T14" style:family="text">
      <style:text-properties officeooo:rsid="00639842"/>
    </style:style>
    <style:style style:name="T15" style:family="text">
      <style:text-properties officeooo:rsid="00b63039"/>
    </style:style>
    <style:style style:name="T16" style:family="text">
      <style:text-properties officeooo:rsid="006358aa"/>
    </style:style>
    <style:style style:name="T17" style:family="text">
      <style:text-properties officeooo:rsid="00b775a5"/>
    </style:style>
    <style:style style:name="T18" style:family="text">
      <style:text-properties officeooo:rsid="00dd7a39"/>
    </style:style>
    <style:style style:name="T19" style:family="text">
      <style:text-properties officeooo:rsid="02d2690d"/>
    </style:style>
    <style:style style:name="T20" style:family="text">
      <style:text-properties officeooo:rsid="00b949d4"/>
    </style:style>
    <style:style style:name="T21" style:family="text">
      <style:text-properties officeooo:rsid="00b9e867"/>
    </style:style>
    <style:style style:name="T22" style:family="text">
      <style:text-properties officeooo:rsid="02d2f5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>И снова наступило лето, причём намного раньше, чем в предыдущие годы.</text:p>
      <text:p text:style-name="P3">А вместе с летом в мою жизнь пришла <text:span text:style-name="T1">Р</text:span>ечка. Или же пределы моего жизненного пространства расширились <text:span text:style-name="T1">аж до неё</text:span>.</text:p>
      <text:p text:style-name="P3">С<text:span text:style-name="T1">начала</text:span> пришлось увязаться за компанией более знающих мальчиков и мы долго шли под гору по дороге с вязким от жары гудроном <text:span text:style-name="T1">на</text:span> стыка<text:span text:style-name="T1">х</text:span> бетонных плит. </text:p>
      <text:p text:style-name="P3">Потом через кусты обрывистого спуска, <text:s/>по тропам среза<text:span text:style-name="T1">ющим</text:span> напрямик, пока не открылось её сверкающее солнечными бликами течение по неисчислимым булыгам и валунам.</text:p>
      <text:p text:style-name="P3"><text:span text:style-name="T1">В</text:span>се десять метров её ширины можно пересечь не погружаясь <text:span text:style-name="T1">глубже</text:span>, чем по пояс.</text:p>
      <text:p text:style-name="P3"><text:span text:style-name="T1">А можно</text:span> просто стоять по колен<text:span text:style-name="T1">о</text:span> в быстром течении и смотреть как табунчики полупрозрачных мальков тычутся в твои ноги в зеленоватом полумраке неудержимо <text:span text:style-name="T1">катящей</text:span> массы вод<text:span text:style-name="T1">ы</text:span>.</text:p>
      <text:p text:style-name="P3"><text:span text:style-name="T1">Потом,</text:span> на берегу, мы играли в «ключик-замочек», <text:span text:style-name="T2">загадывая какой получится всплеск от брошенного в речку камня: если одиночным столбиком — ключик, а если широким лепесточным кустиком — замочек.</text:span></text:p>
      <text:p text:style-name="P4">В спорных случаях <text:span text:style-name="T1">побеждал</text:span> авторитет <text:span text:style-name="T1">того</text:span>, кто лучше играет в футбол, или <text:span text:style-name="T3">чей</text:span> плоский каме<text:span text:style-name="T1">шек</text:span> больше <text:span text:style-name="T1">проскачет</text:span> по вод<text:span text:style-name="T1">е</text:span> при «печении блинчиков».</text:p>
      <text:p text:style-name="P4">Потом я начал ходить на <text:span text:style-name="T1">Р</text:span>ечку один, или <text:span text:style-name="T1">на пару</text:span> с кем-нибудь из мальчиков, но <text:span text:style-name="T1">на берегу</text:span> мы разделялись, потому <text:span text:style-name="T4">что пришли</text:span> <text:span text:style-name="T5">ловить рыбу. </text:span></text:p>
      <text:p text:style-name="P5">Снасть — удочка из срезанного ивового хлыста, крючок, свинцовый шарик грузила на тонкой леске и самодельный поплавок из коричнев<text:span text:style-name="T4">ато</text:span>й винной пробки, <text:span text:style-name="T4">или красно-белый,</text:span> магазинный, из ощипанного гусиного пера, приплясывает на мелких волнах быстрого течения, <text:span text:style-name="T4">либо</text:span> застывает в небольшой заводи позади валунов... </text:p>
      <text:p text:style-name="P5">Рыбалка — это нечто личное, у кого-то больше надежд на эту <text:span text:style-name="T4">тихую</text:span> заводь, <text:span text:style-name="T4">другому</text:span> больше нравится пускать поплавок за быстриной, <text:s/><text:span text:style-name="T4">вот</text:span> и расходимся.</text:p>
      <text:p text:style-name="P5">Рыбалка — это <text:span text:style-name="T6">прилив азарта, стóит только поплавку дёрнуться и хотя бы разок уйти под воду: клюёт! </text:span></text:p>
      <text:p text:style-name="P6">Леска не поддаётся, упирается, тянет на себя, сгибает удилище, <text:span text:style-name="T4">рассекает</text:span> воду из стороны в сторону и вдруг, <text:span text:style-name="T4">подавшись, взмыла вверх и</text:span> несёт к тебе сверкающее трепыханье пойманной рыбины.</text:p>
      <text:p text:style-name="P6">Потом, конечно, оказывается, что это не рыба, а рыбёшка, но зато следующая точно будет во-о-т такая! </text:p>
      <text:p text:style-name="P6">Чаще всего попадались горюхи — не знаю как их по научному зовут. </text:p>
      <text:p text:style-name="P6">Эти дуры цеплялись даже на <text:span text:style-name="T7">голый</text:span> крючок, без червяка; цеплялись чем попало — брюхом, хвостом, глазом. </text:p>
      <text:p text:style-name="P7">Слишком жирно для таких горюх, чтоб их уклейкой называли, или как-нибудь ещё. </text:p>
      <text:p text:style-name="P8">С рыбалки я приносил с полдюжины уснулой мелочи в бидончике <text:span text:style-name="T6">и</text:span> кошка тёти Полины <text:s/><text:span text:style-name="T6">Зиминой с урчаньем пожирала их из блюдца на площадке второго этажа</text:span>.</text:p>
      <text:p text:style-name="P8"/>
      <text:p text:style-name="P22"><text:span text:style-name="T8">Рыбалить в т</text:span>от день я начал <text:span text:style-name="T9">от моста между насосной и КПП на выезде из Зоны.</text:span></text:p>
      <text:p text:style-name="P9">Шёл, как обычно, за течением, меняя наживку, глубину погружения крючка.</text:p>
      <text:p text:style-name="P10">Почти не отвлекался.</text:p>
      <text:p text:style-name="P10">Только на песчаной косе вдоль полосы кустарника <text:span text:style-name="T8">немного </text:span>подреставрировал скульптуру лежащей на спине женщины. <text:span text:style-name="T8">Её</text:span> за пару дней до этого <text:span text:style-name="T8">слепили</text:span> два солдата из песка.</text:p>
      <text:p text:style-name="P10"><text:span text:style-name="T8">По</text:span> одежд<text:span text:style-name="T8">е сразу видно, что солдаты — в</text:span> трус<text:span text:style-name="T8">ах</text:span> <text:span text:style-name="T8">и</text:span> сапог<text:span text:style-name="T8">ах</text:span>. Кто ещё станет носить сапоги летом?</text:p>
      <text:p text:style-name="P10">Я нарастил ей осевшие груди и подкруглил бёдра. <text:span text:style-name="T8">Они</text:span> показались мне шире, чем нужно, но исправлять <text:span text:style-name="T8">я </text:span>не стал. </text:p>
      <text:p text:style-name="P11">Зачем я вообще это делал?</text:p>
      <text:p text:style-name="P11"><text:span text:style-name="T8">Так ведь</text:span> неправильн<text:span text:style-name="T8">о же</text:span>, чтобы произведение искусства сравнялось с остальным песком и весь солдатский труд пошёл прахом...</text:p>
      <text:p text:style-name="P12"><text:soft-page-break/></text:p>
      <text:p text:style-name="P13"><text:span text:style-name="T8">(...и</text:span>ли мне захотелось пошлёпать по женскому бюсту и ляжкам, хот<text:span text:style-name="T10">я бы</text:span> и песчаным?</text:p>
      <text:p text:style-name="P13">Э! <text:span text:style-name="T11">К чертям </text:span>Фрейд<text:span text:style-name="T11">а и прочих психоаналитиков</text:span>! </text:p>
      <text:p text:style-name="P13">Вернусь-ка я <text:s/>обратно <text:span text:style-name="T12">на рыбалку, там интереснее</text:span>...<text:span text:style-name="T8">)</text:span></text:p>
      <text:p text:style-name="P13"/>
      <text:p text:style-name="P11">...<text:span text:style-name="T12">и</text:span> я и не <text:span text:style-name="T12">стал</text:span> на неё ложиться: как один из солдат два дня назад, а <text:s/><text:span text:style-name="T12">продолжил</text:span> уд<text:span text:style-name="T12">ить</text:span>.</text:p>
      <text:p text:style-name="P11"/>
      <text:p text:style-name="P11">Течение принесло поплавок к прорванной дамбе пониже стадиона, где я целую вечность тому назад оступился с коварной плиты.</text:p>
      <text:p text:style-name="P14">Значит половина Речки уже пройдена; ещё столько же и она уйдёт за Зону, по ту сторону двух <text:s/>рядов колючей проволоки на столбах, между которыми полоса взрыхлённой земли, <text:s/><text:span text:style-name="T10">для</text:span> <text:span text:style-name="T10">отпечатков</text:span> след<text:span text:style-name="T10">ов</text:span> нарушителя. </text:p>
      <text:p text:style-name="P15">А в бидончике — <text:span text:style-name="T8">всего </text:span>пара несчастных горюх; кошка обидится.</text:p>
      <text:p text:style-name="P15">Когда завиднелся второй — финишный — мост, я решил дальше не ходить, <text:s/>а позакидывать удочку на крутой излучине под обрывом.</text:p>
      <text:p text:style-name="P16">Тут и случилось то, ради чего люди <text:span text:style-name="T8">вообще </text:span>ходят на рыбалку: поплавок не задёргался, а мягко и глубоко ушёл в воду; я стал тянуть на себя, чувствуя как вибрирует, сопротивляясь, удилище в руках. Никакого вспорха рыбки в воздух. Пришлось тя<text:span text:style-name="T8">ну</text:span>ть тугую леску <text:span text:style-name="T8">до</text:span> само<text:span text:style-name="T8">го</text:span> берег<text:span text:style-name="T8">а</text:span> и вывол<text:span text:style-name="T8">акивать</text:span> рыбину на сушу.</text:p>
      <text:p text:style-name="P16">Она билась на песке, а мне <text:span text:style-name="T8">и ухватить её </text:span>страшновато — никогда таких не видел: <text:span text:style-name="T8">вся</text:span> тёмно-синяя, похожа на толстый шланг. </text:p>
      <text:p text:style-name="P16">Я выплеснул горюх в речку, зачерпнул воды в бидончик и опустил в него добычу, но ей пришлось там разместиться торчком — <text:span text:style-name="T13">длина не позволяла кувыркаться.</text:span></text:p>
      <text:p text:style-name="P17">От моста подошли два мальчика, что уже кончили рыбалку и шли домой; они спросили как улов и я показал им рыбу.</text:p>
      <text:p text:style-name="P17">- Налим,- мгновенно определил один.</text:p>
      <text:p text:style-name="P17">Когда они ушли, я понял, что ничего лучшего мне уже не поймать, смотал леску на удилище, взял бидон в руку и тоже пошёл домой.</text:p>
      <text:p text:style-name="P17">Я шёл, а слава бежала впереди меня — несколько мальчиков встречали на подходе к Кварталу: посмотреть налима. А когда я уже подходил к нашему дому, <text:span text:style-name="T14">незнакомая</text:span> тётенька из сосед<text:span text:style-name="T4">не</text:span>го <text:span text:style-name="T15">здания </text:span>остановила меня на дорожке, спросила правда ли это, заглянула в бидон на круглую морду <text:span text:style-name="T16">заторчалого</text:span> <text:span text:style-name="T16">там</text:span> налима и попросила отдать его ей.</text:p>
      <text:p text:style-name="P17">Я <text:span text:style-name="T14">тут же и беспрекословно</text:span> протянул <text:s/>бидон и подождал, пока она отне<text:span text:style-name="T10">сёт рыбу к себе и вернёт мне тару.</text:span></text:p>
      <text:p text:style-name="P17"/>
      <text:p text:style-name="P18">В те годы <text:s/>леты было намного длиннее нынешних и в них много чего умещалось.</text:p>
      <text:p text:style-name="P18">Например, в одно лето с налимом нас вывезли в пионерский лагерь, хотя мы ещё не были юными пионерами.</text:p>
      <text:p text:style-name="P18">Утром дети нашего Квартала и соседнего, и дети «нижняки» из деревянных домиков сошлись у Дома офицеров, где нас ожидали автобусы и пара больших машин с брезентовым верхом. Родители дали детям чемоданчики с одеждой и сумки со всякими вкусными вещами и помахали нам вслед. </text:p>
      <text:p text:style-name="P18">Колонна <text:span text:style-name="T15">миновала мост у </text:span>насосной станции <text:span text:style-name="T15">и </text:span>подъехала к КПП, <text:span text:style-name="T15">а там</text:span>, через белые ворота, <text:span text:style-name="T15">покинула</text:span> Объект за колючей проволок<text:span text:style-name="T15">ой</text:span>, что окружала <text:span text:style-name="T15">его </text:span>весь <text:span text:style-name="T15">с его лесом, горками, болотами и кусочком Речки</text:span>.</text:p>
      <text:p text:style-name="P19"><text:span text:style-name="T17">После КПП м</text:span>ы свернули вправо, на длинный подъём, а потом долго ехали по шоссе, <text:span text:style-name="T17">с которого </text:span>снова свернули <text:span text:style-name="T17">в</text:span>право, но уже на лесную дорогу среди могучих сосен, <text:span text:style-name="T17">а</text:span> ещё через полчаса подъехали к другим воротам, от которых тоже расходились ряды колючей проволоки, но на этот раз не <text:span text:style-name="T17">в два ряда</text:span> и без часовых, потому что это — пионерский лагерь.</text:p>
      <text:p text:style-name="P19">Недалеко от ворот <text:span text:style-name="T17">стояло</text:span> одноэтажное здание столовой <text:span text:style-name="T17">и</text:span> медпункта, и <text:span text:style-name="T17">комнат</text:span> <text:span text:style-name="T18">для </text:span>воспитателей, директора и просто работников лагеря.</text:p>
      <text:p text:style-name="P19">Позади столовой <text:span text:style-name="T17">раскинулось</text:span> широкое поле с <text:s/><text:span text:style-name="T19">высокой </text:span>мачт<text:span text:style-name="T19">ой</text:span> «гигантских шагов» <text:span text:style-name="T19">на</text:span> <text:soft-page-break/>висячи<text:span text:style-name="T19">х</text:span> цепя<text:span text:style-name="T19">х</text:span>, но <text:span text:style-name="T20">на них</text:span> никто <text:span text:style-name="T20">никогда </text:span>не <text:span text:style-name="T20">крутился.</text:span> <text:s/></text:p>
      <text:p text:style-name="P20">Вдоль ряда высоких берёз <text:span text:style-name="T19">по краю поля </text:span>шла аккуратная дорожка <text:span text:style-name="T19">с</text:span> ямой для прыжков в длину.</text:p>
      <text:p text:style-name="P19">За полем <text:span text:style-name="T20">снова</text:span> начинался лес <text:span text:style-name="T20">отделённый</text:span> забором из колючей проволоки.</text:p>
      <text:p text:style-name="P19"><text:span text:style-name="T19">В</text:span>лево от столовой, <text:span text:style-name="T20">ряд зелёных кустов отделял от неё четыре квадратные шатра брезентовых палаток для старшеклассников из первого отряда.</text:span></text:p>
      <text:p text:style-name="P21"><text:span text:style-name="T20">Чуть дальше</text:span> высилась <text:span text:style-name="T19">другая </text:span>железная мачта, <text:span text:style-name="T20">но уже без цепей, а</text:span> с тонким тросом для красного лагерного флага.</text:p>
      <text:p text:style-name="P21"><text:span text:style-name="T21">Н</text:span>а утренних и вечерних линейках-построениях, командиры отрядов по очереди подходили к старшей пионервожатой с докладом, что отряд построен, потом она подходила к директору доложить, что лагерь построен, и тот отдавал приказ поднять, или спустить флаг <text:span text:style-name="T21">на мачте </text:span>— в зависимости от времени суток.</text:p>
      <text:p text:style-name="P21">Баянист <text:span text:style-name="T21">растягивал меха своего</text:span> инструмент<text:span text:style-name="T21">а и тот исполнял</text:span> гимн Советского Союза; два пионера, перебирая руками, тянули трос, и флаг <text:span text:style-name="T21">рывками</text:span> полз вдоль мачты — <text:span text:style-name="T21">утром </text:span>вверх, <text:span text:style-name="T18">а</text:span> вниз <text:span text:style-name="T21">вечером</text:span>.</text:p>
      <text:p text:style-name="P21"><text:span text:style-name="T21">Ещё д</text:span>альше влево и чуть ниже <text:span text:style-name="T21">виднелся</text:span> приземистый<text:span text:style-name="T21"> </text:span>барак с <text:span text:style-name="T18">двумя</text:span> <text:span text:style-name="T21">длинными раздельными </text:span>спальнями и <text:span text:style-name="T21">залом покороче</text:span>, но <text:span text:style-name="T21">пошире, в котором имелась</text:span> сцен<text:span text:style-name="T21">а</text:span>, <text:span text:style-name="T21">места для</text:span> зрителей и белы<text:span text:style-name="T21">й</text:span> экран <text:span text:style-name="T19">для показа кино</text:span>.</text:p>
      <text:p text:style-name="P21"><text:span text:style-name="T18">В</text:span> спальнях стояли <text:span text:style-name="T18">р</text:span>яды железных коек с пружин<text:span text:style-name="T21">ист</text:span>ыми сетками. </text:p>
      <text:p text:style-name="P2">В день приезда, до получения матрасов и постелей, дети, побросав на пол свои чемоданчики, бегали из конца в конец спален на полуметровой высоте по упруго подбрасывающим тебя сеткам коек. </text:p>
      <text:p text:style-name="P2">В этом спорте главное — не столкнуться со скачущими навстречу попрыгунчиками. </text:p>
      <text:p text:style-name="P2">Потом все достали печенье из чемоданчиков и сумок и начали есть <text:span text:style-name="T22">его, запивая </text:span><text:s/>сгущёнкой из сине-белых жестяных банок. </text:p>
      <text:p text:style-name="P2">Оказывается, для наслаждения сгущёнкой не нужен ни консервный нож, ни ложка. Достаточно найти торчащий в стене гвоздь и пробить об него дырку в крышке, но так, чтоб не посерёдке, а с краю. На другом краю той же крышки нужна ещё одна дырочка и — пожалуйста! — сосётся без остановки и ничуть не перемажешься, как тот гвоздь с висячей <text:span text:style-name="T18">на нём</text:span> каплей густой сгущёнки. </text:p>
      <text:p text:style-name="P2">А если ты неумека, или не хватает роста — дотянуться до гвоздя в стене — попроси мальчиков постарше, они и для тебя пробьют; всего за два отсоса из твоей бан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3:29:48.998660374</meta:creation-date>
    <dc:date>2017-02-28T13:29:57.989362118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62" meta:word-count="1342" meta:character-count="8452" meta:non-whitespace-character-count="7118"/>
    <meta:generator>LibreOffice/4.3.3.2$Linux_x86 LibreOffice_project/430m0$Build-2</meta:generator>
  </office:meta>
</office:document-meta>
</file>